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30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7mm" svg:height="90.04mm" svg:x="131.86mm" svg:y="4.52mm">
            <draw:object draw:notify-on-update-of-ranges="Sheet1.C3:Sheet1.C16 Sheet1.C1:Sheet1.C1 Sheet1.B3:Sheet1.B16 Sheet1.D3:Sheet1.D16 Sheet1.D1:Sheet1.D1 Sheet1.B3:Sheet1.B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Servo horizontal (1)</text:p>
          </table:table-cell>
          <table:table-cell office:value-type="string" calcext:value-type="string">
            <text:p>Servo vertical (3)</text:p>
          </table:table-cell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 table:number-columns-repeated="2" office:value-type="string" calcext:value-type="string">
            <text:p>angle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1" calcext:value-type="float">
            <text:p>-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-45" calcext:value-type="float">
            <text:p>-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-38" calcext:value-type="float">
            <text:p>-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23" calcext:value-type="float">
            <text:p>-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45" calcext:value-type="float">
            <text:p>45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/>
          <table:table-cell office:value-type="float" office:value="-50" calcext:value-type="float">
            <text:p>-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=</text:p>
          </table:table-cell>
          <table:table-cell table:formula="of:=SLOPE([.B3:.B16];[.C3:.C16])" office:value-type="float" office:value="1.2290352706385" calcext:value-type="float">
            <text:p>1,2290352706</text:p>
          </table:table-cell>
          <table:table-cell table:formula="of:=SLOPE([.B3:.B16];[.D3:.D16])" office:value-type="float" office:value="-1.2517764092847" calcext:value-type="float">
            <text:p>-1,2517764093</text:p>
          </table:table-cell>
        </table:table-row>
        <table:table-row table:style-name="ro1">
          <table:table-cell/>
          <table:table-cell office:value-type="string" calcext:value-type="string">
            <text:p>b=</text:p>
          </table:table-cell>
          <table:table-cell table:formula="of:=INTERCEPT([.B3:.B16];[.C3:.C16])" office:value-type="float" office:value="166.334258702522" calcext:value-type="float">
            <text:p>166,3342587025</text:p>
          </table:table-cell>
          <table:table-cell table:formula="of:=INTERCEPT([.B3:.B16];[.D3:.D16])" office:value-type="float" office:value="166.788252013264" calcext:value-type="float">
            <text:p>166,788252013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lip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o Meyer</meta:initial-creator>
    <meta:creation-date>2015-09-17T10:32:24.396843177</meta:creation-date>
    <dc:date>2015-09-17T14:31:35.655002874</dc:date>
    <dc:creator>Hanno Meyer</dc:creator>
    <meta:editing-duration>PT54M18S</meta:editing-duration>
    <meta:editing-cycles>1</meta:editing-cycles>
    <meta:generator>LibreOffice/4.4.2.2$Linux_X86_64 LibreOffice_project/40m0$Build-2</meta:generator>
    <meta:document-statistic meta:table-count="1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249cm" svg:y="0.316cm" chart:style-name="ch2">
          <text:p>Servo calibration</text:p>
        </chart:title>
        <chart:legend chart:legend-position="end" svg:x="12.253cm" svg:y="3.954cm" style:legend-expansion="high" chart:style-name="ch3"/>
        <chart:plot-area chart:style-name="ch4" table:cell-range-address="Sheet1.B3:Sheet1.C16 Sheet1.C1:Sheet1.D1" chart:data-source-has-labels="row" svg:x="1.33cm" svg:y="1.301cm" svg:width="10.604cm" svg:height="6.543cm">
          <chartooo:coordinate-region svg:x="1.568cm" svg:y="1.5cm" svg:width="10.179cm" svg:height="5.697cm"/>
          <chart:axis chart:dimension="x" chart:name="primary-x" chart:style-name="ch5">
            <chart:title svg:x="6.165cm" svg:y="8.024cm" chart:style-name="ch6">
              <text:p>angle</text:p>
            </chart:title>
            <chart:grid chart:style-name="ch7" chart:class="major"/>
          </chart:axis>
          <chart:axis chart:dimension="y" chart:name="primary-y" chart:style-name="ch5">
            <chart:title svg:x="0.451cm" svg:y="5.013cm" chart:style-name="ch8">
              <text:p>PWM</text:p>
            </chart:title>
            <chart:grid chart:style-name="ch7" chart:class="major"/>
          </chart:axis>
          <chart:series chart:style-name="ch9" chart:values-cell-range-address="Sheet1.B3:Sheet1.B16" chart:label-cell-address="Sheet1.C1:Sheet1.C1" chart:class="chart:scatter">
            <chart:domain table:cell-range-address="Sheet1.C3:Sheet1.C16"/>
            <chart:data-point chart:repeated="14"/>
          </chart:series>
          <chart:series chart:style-name="ch10" chart:values-cell-range-address="Sheet1.B3:Sheet1.B16" chart:label-cell-address="Sheet1.D1:Sheet1.D1" chart:class="chart:scatter">
            <chart:domain table:cell-range-address="Sheet1.D3:Sheet1.D16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vo horizontal (1)</text:p>
                <draw:g>
                  <svg:desc>Sheet1.C1:Sheet1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ervo vertical (3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1">
                <text:p>-51</text:p>
                <draw:g>
                  <svg:desc>Sheet1.C3:Sheet1.C16</svg:desc>
                </draw:g>
              </table:table-cell>
              <table:table-cell office:value-type="float" office:value="100">
                <text:p>100</text:p>
                <draw:g>
                  <svg:desc>Sheet1.B3:Sheet1.B16</svg:desc>
                </draw:g>
              </table:table-cell>
              <table:table-cell office:value-type="float" office:value="49">
                <text:p>49</text:p>
                <draw:g>
                  <svg:desc>Sheet1.D3:Sheet1.D16</svg:desc>
                </draw:g>
              </table:table-cell>
              <table:table-cell office:value-type="float" office:value="100">
                <text:p>100</text:p>
                <draw:g>
                  <svg:desc>Sheet1.B3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5">
                <text:p>-45</text:p>
              </table:table-cell>
              <table:table-cell office:value-type="float" office:value="110">
                <text:p>110</text:p>
              </table:table-cell>
              <table:table-cell office:value-type="float" office:value="46">
                <text:p>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8">
                <text:p>-38</text:p>
              </table:table-cell>
              <table:table-cell office:value-type="float" office:value="120">
                <text:p>120</text:p>
              </table:table-cell>
              <table:table-cell office:value-type="float" office:value="38">
                <text:p>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">
                <text:p>-30</text:p>
              </table:table-cell>
              <table:table-cell office:value-type="float" office:value="130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3">
                <text:p>-23</text:p>
              </table:table-cell>
              <table:table-cell office:value-type="float" office:value="140">
                <text:p>140</text:p>
              </table:table-cell>
              <table:table-cell office:value-type="float" office:value="22">
                <text:p>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">
                <text:p>-15</text:p>
              </table:table-cell>
              <table:table-cell office:value-type="float" office:value="150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">
                <text:p>-6</text:p>
              </table:table-cell>
              <table:table-cell office:value-type="float" office:value="160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70">
                <text:p>170</text:p>
              </table:table-cell>
              <table:table-cell office:value-type="float" office:value="-2">
                <text:p>-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-7">
                <text:p>-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90">
                <text:p>190</text:p>
              </table:table-cell>
              <table:table-cell office:value-type="float" office:value="-20">
                <text:p>-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-28">
                <text:p>-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210">
                <text:p>210</text:p>
              </table:table-cell>
              <table:table-cell office:value-type="float" office:value="-35">
                <text:p>-3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-44">
                <text:p>-4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-50">
                <text:p>-50</text:p>
              </table:table-cell>
              <table:table-cell office:value-type="float" office:value="230">
                <text:p>2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